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4.2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1.238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fo:border="none" fo:padding="0.15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 fo:border="none" fo:padding="0.15cm"/>
      <style:text-properties fo:font-size="12pt" style:text-underline-style="solid" style:text-underline-width="auto" style:text-underline-color="font-color" style:font-size-asian="12pt" style:font-size-complex="12pt"/>
    </style:style>
    <style:style style:name="ce12" style:family="table-cell" style:parent-style-name="Default">
      <style:table-cell-properties fo:background-color="#e0c2cd" fo:border="0.74pt solid #000000" fo:padding="0.15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 fo:border="0.74pt solid #000000" fo:padding="0.15cm"/>
      <style:text-properties fo:font-size="12pt" style:font-size-asian="12pt" style:font-size-complex="12pt"/>
    </style:style>
    <style:style style:name="ce14" style:family="table-cell" style:parent-style-name="Default">
      <style:table-cell-properties fo:border="0.74pt solid #000000" fo:padding="0.15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cccccc" fo:border-left="0.74pt solid #000000" fo:padding="0.15cm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ff" fo:border="0.74pt solid #000000" fo:padding="0.15cm"/>
      <style:text-properties fo:font-size="12pt" style:font-size-asian="12pt" style:font-size-complex="12pt"/>
    </style:style>
    <style:style style:name="ce17" style:family="table-cell" style:parent-style-name="Default">
      <style:table-cell-properties fo:padding="0.15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 fo:padding="0.15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ackground-color="#e0c2cd" fo:border-left="0.74pt solid #000000" fo:padding="0.15cm" fo:border-right="none" fo:border-top="0.74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ffffff" fo:border-left="none" fo:padding="0.15cm" fo:border-right="none" fo:border-top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e0c2cd" style:text-align-source="fix" style:repeat-content="false" fo:border="0.74pt solid #000000" fo:padding="0.15cm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22" style:family="table-cell" style:parent-style-name="Default">
      <style:table-cell-properties fo:border-bottom="0.74pt solid #000000" fo:background-color="#e0c2cd" fo:border-left="none" fo:padding="0.15cm" fo:border-right="0.74pt solid #000000" fo:border-top="0.74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cccc" fo:border="0.74pt solid #000000" fo:padding="0.15cm"/>
      <style:text-properties fo:font-size="12pt" style:font-name-asian="FreeSans" style:font-size-asian="12pt" style:font-name-complex="FreeSans" style:font-size-complex="12pt"/>
    </style:style>
    <style:style style:name="ce24" style:family="table-cell" style:parent-style-name="Default">
      <style:table-cell-properties fo:border-bottom="none" fo:background-color="#cccccc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ackground-color="#cccccc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ff" fo:padding="0.15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ffff" fo:border="0.74pt solid #000000" fo:padding="0.15cm"/>
      <style:text-properties fo:color="#000000" fo:font-size="12pt" style:font-size-asian="12pt" style:font-size-complex="12pt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order-bottom="none" fo:background-color="#ffffff" fo:border-left="0.74pt solid #000000" fo:padding="0.15cm" fo:border-right="0.74pt solid #000000" fo:border-top="0.74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74pt solid #000000" fo:background-color="#ffffff" fo:border-left="0.74pt solid #000000" fo:padding="0.15cm" fo:border-right="0.74pt solid #000000" fo:border-top="none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order-left="none" fo:padding="0.15cm" fo:border-right="none" fo:border-top="0.74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="none" fo:padding="0.15cm"/>
      <style:text-properties fo:font-size="12pt" style:font-size-asian="12pt" style:font-size-complex="12pt"/>
    </style:style>
    <style:style style:name="T1" style:family="text">
      <style:text-properties style:use-window-font-color="true" style:letter-kerning="true" fo:language="ru" fo:country="RU" style:language-asian="zh" style:country-asian="CN" style:language-complex="hi" style:country-complex="IN" style:font-name-asian="FreeSans" style:font-name-complex="FreeSans" style:font-size-asian="10pt" style:font-size-complex="10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language="ru" fo:country="RU" style:language-asian="zh" style:country-asian="CN" style:language-complex="hi" style:country-complex="IN" style:font-name-asian="FreeSans" style:font-name-complex="FreeSans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language="ru" fo:country="RU" style:language-asian="zh" style:country-asian="CN" style:language-complex="hi" style:country-complex="IN" style:font-name-asian="Noto Sans" style:font-name-complex="Noto Sans Devanagari"/>
    </style:style>
    <style:style style:name="T5" style:family="text">
      <style:text-properties style:font-size-asian="10pt" style:font-size-complex="10pt"/>
    </style:style>
    <style:style style:name="T6" style:family="text">
      <style:text-properties style:font-size-asian="10pt" style:font-size-complex="10pt" style:use-window-font-color="true" style:letter-kerning="true" fo:language="ru" fo:country="RU" style:language-asian="zh" style:country-asian="CN" style:language-complex="hi" style:country-complex="IN" style:font-name-asian="FreeSans" style:font-name-complex="FreeSans"/>
    </style:style>
    <style:style style:name="T7" style:family="text">
      <style:text-properties fo:color="#ff0000"/>
    </style:style>
    <style:style style:name="T8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1b3bff"/>
    </style:style>
    <style:style style:name="T10" style:family="text">
      <style:text-properties fo:color="#1b3bff" fo:font-style="italic" style:font-style-asian="italic" style:font-style-complex="italic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fo:color="#55308d"/>
    </style:style>
    <style:style style:name="T1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55308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style="normal" style:font-style-asian="normal" style:font-style-complex="normal"/>
    </style:style>
    <style:style style:name="T16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fo:font-weight="normal"/>
    </style:style>
    <style:style style:name="T17" style:family="text">
      <style:text-properties style:text-overline-style="none" style:text-overline-color="font-color" style:font-name="Liberation Sans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fo:font-weight="normal" fo:color="#000000" style:text-underline-style="solid" style:text-underline-width="auto" style:text-underline-color="font-color"/>
    </style:style>
    <style:style style:name="T18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font-name="Liberation Sans"/>
    </style:style>
    <style:style style:name="T19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font-name="Liberation Sans" fo:color="#000000" style:text-underline-style="solid" style:text-underline-width="auto" style:text-underline-color="font-color"/>
    </style:style>
    <style:style style:name="T20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Noto Sans Devanagari" style:font-name-asian="Noto Sans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font-name="Liberation Sans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Требования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1022" table:default-cell-style-name="ce17"/>
        <table:table-row table:style-name="ro1">
          <table:table-cell table:style-name="ce10"/>
          <table:table-cell table:style-name="ce20"/>
          <table:table-cell table:style-name="ce33" table:number-columns-repeated="2"/>
          <table:table-cell table:style-name="ce34"/>
          <table:table-cell table:number-columns-repeated="1019"/>
        </table:table-row>
        <table:table-row table:style-name="ro1">
          <table:table-cell table:style-name="ce11"/>
          <table:table-cell table:style-name="ce21" office:value-type="string" calcext:value-type="string">
            <text:p>Общие требования Формы регистрации <text:s/>itcareer.pythonanywhere.com</text:p>
          </table:table-cell>
          <table:table-cell table:style-name="ce18" table:number-columns-repeated="3"/>
          <table:table-cell table:number-columns-repeated="1019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1</text:p>
          </table:table-cell>
          <table:table-cell table:style-name="ce23" office:value-type="string" calcext:value-type="string">
            <text:p><text:span text:style-name="T1">Обязательные поля — name, email, password.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2</text:p>
          </table:table-cell>
          <table:table-cell table:style-name="ce14" office:value-type="string" calcext:value-type="string">
            <text:p>Обязательные поля помечаются звездочко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3</text:p>
          </table:table-cell>
          <table:table-cell table:style-name="ce13" office:value-type="string" calcext:value-type="string">
            <text:p><text:span text:style-name="T2">Браузеры для тестирования: </text:span><text:span text:style-name="T3">chrome, safari, mozila </text:span><text:span text:style-name="T4">(версии последние)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4</text:p>
          </table:table-cell>
          <table:table-cell table:style-name="ce14" office:value-type="string" calcext:value-type="string">
            <text:p>Платформы: ПК и мобильн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5</text:p>
          </table:table-cell>
          <table:table-cell table:style-name="ce13" office:value-type="string" calcext:value-type="string">
            <text:p>ОС: мобильные — IOS 15, <text:s/>Android <text:s/>12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6</text:p>
          </table:table-cell>
          <table:table-cell table:style-name="ce14" office:value-type="string" calcext:value-type="string">
            <text:p><text:span text:style-name="T5">Верстка: </text:span><text:span text:style-name="T6">респонсивно — адаптивная</text:span></text:p>
          </table:table-cell>
          <table:table-cell table:number-columns-repeated="1022"/>
        </table:table-row>
        <table:table-row table:style-name="ro1">
          <table:table-cell table:style-name="ce15"/>
          <table:table-cell table:style-name="ce24" office:value-type="string" calcext:value-type="string">
            <text:p>Реакци при нажатии на кнопки Submit — срабатывает валидация: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GR-7/1</text:p>
          </table:table-cell>
          <table:table-cell table:style-name="ce25" office:value-type="string" calcext:value-type="string">
            <text:p>При ошибке: под кнопкой Submit отображается  красное поле  <text:span text:style-name="T7">«Error: All Fields are Required»</text:span>, а также </text:p>
            <text:p>выделяется поле красным цветом, где введены невалидные данные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7/2</text:p>
          </table:table-cell>
          <table:table-cell table:style-name="ce26" office:value-type="string" calcext:value-type="string">
            <text:p><text:span text:style-name="T8">Успешная: под кнопкой Submit</text:span> отображается синие поле: <text:span text:style-name="T9">«Success! Hello: </text:span><text:span text:style-name="T10">введенные_значения_name_surname</text:span><text:span text:style-name="T9">»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GR-8</text:p>
          </table:table-cell>
          <table:table-cell table:style-name="ce14" office:value-type="string" calcext:value-type="string">
            <text:p>Название вкладки в браузере должна иметь название «Форма регистрации»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9</text:p>
          </table:table-cell>
          <table:table-cell table:style-name="ce13" office:value-type="string" calcext:value-type="string">
            <text:p>Фавикон веб - страницы <text:s/>(SNAKE.jpg) 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GR-10</text:p>
          </table:table-cell>
          <table:table-cell table:style-name="ce16" office:value-type="string" calcext:value-type="string">
            <text:p>Ввод смайликов в форму пользователем не допускает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GR-11</text:p>
          </table:table-cell>
          <table:table-cell table:style-name="ce13" office:value-type="string" calcext:value-type="string">
            <text:p>Название формы — «Форма регистрации»</text:p>
          </table:table-cell>
          <table:table-cell table:number-columns-repeated="1022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table:style-name="ce18"/>
          <table:table-cell table:style-name="ce21" office:value-type="string" calcext:value-type="string">
            <text:p>Требования поля 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24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1</text:p>
          </table:table-cell>
          <table:table-cell table:style-name="ce25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2</text:p>
          </table:table-cell>
          <table:table-cell table:style-name="ce25" office:value-type="string" calcext:value-type="string">
            <text:p><text:span text:style-name="T8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3</text:p>
          </table:table-cell>
          <table:table-cell table:style-name="ce25" office:value-type="string" calcext:value-type="string">
            <text:p><text:span text:style-name="T8">Пользователь может вводить в поле спец.символы  </text:span><text:span text:style-name="T12">. (точка), _(нижнее подчеркивание), - (минус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4</text:p>
          </table:table-cell>
          <table:table-cell table:style-name="ce25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2/5</text:p>
          </table:table-cell>
          <table:table-cell table:style-name="ce26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N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4</text:p>
          </table:table-cell>
          <table:table-cell table:style-name="ce13" office:value-type="string" calcext:value-type="string">
            <text:p>Наименование поля — Nam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5</text:p>
          </table:table-cell>
          <table:table-cell table:style-name="ce2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6</text:p>
          </table:table-cell>
          <table:table-cell table:style-name="ce13" office:value-type="string" calcext:value-type="string">
            <text:p>Placeholder поля — 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R-7</text:p>
          </table:table-cell>
          <table:table-cell table:style-name="ce16" office:value-type="string" calcext:value-type="string">
            <text:p>Выравние наименования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R-8</text:p>
          </table:table-cell>
          <table:table-cell table:style-name="ce13" office:value-type="string" calcext:value-type="string">
            <text:p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21" office:value-type="string" calcext:value-type="string">
            <text:p>Требования поля Surname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1</text:p>
          </table:table-cell>
          <table:table-cell table:style-name="ce16" office:value-type="string" calcext:value-type="string">
            <text:p>Допустимое количество вводимых символов пользователем: 1-64 <text:s/>(включительно)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24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1</text:p>
          </table:table-cell>
          <table:table-cell table:style-name="ce25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2</text:p>
          </table:table-cell>
          <table:table-cell table:style-name="ce25" office:value-type="string" calcext:value-type="string">
            <text:p><text:span text:style-name="T8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3</text:p>
          </table:table-cell>
          <table:table-cell table:style-name="ce25" office:value-type="string" calcext:value-type="string">
            <text:p><text:span text:style-name="T8">Пользователь может вводить в поле спец.символы </text:span><text:span text:style-name="T13">. (точка), _(нижнее подчеркивание), - (минус)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4</text:p>
          </table:table-cell>
          <table:table-cell table:style-name="ce25" office:value-type="string" calcext:value-type="string">
            <text:p>Пользователь может ввести только один пробел после первого символа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2/5</text:p>
          </table:table-cell>
          <table:table-cell table:style-name="ce26" office:value-type="string" calcext:value-type="string">
            <text:p>Пользователь не может ввести пробел в конце поля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SR-3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4</text:p>
          </table:table-cell>
          <table:table-cell table:style-name="ce13" office:value-type="string" calcext:value-type="string">
            <text:p>Наименование поля — Surname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5</text:p>
          </table:table-cell>
          <table:table-cell table:style-name="ce2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6</text:p>
          </table:table-cell>
          <table:table-cell table:style-name="ce13" office:value-type="string" calcext:value-type="string">
            <text:p>Placeholder поля — Surname.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R-7</text:p>
          </table:table-cell>
          <table:table-cell table:style-name="ce16" office:value-type="string" calcext:value-type="string">
            <text:p>Выравние наименования поля по левому краю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SR-8</text:p>
          </table:table-cell>
          <table:table-cell table:style-name="ce13" office:value-type="string" calcext:value-type="string">
            <text:p><text:s/>Выравнивание placeholder по левому краю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Default"/>
          <table:table-cell table:number-columns-repeated="1022"/>
        </table:table-row>
        <table:table-row table:style-name="ro1">
          <table:table-cell table:style-name="ce18"/>
          <table:table-cell table:style-name="ce21" office:value-type="string" calcext:value-type="string">
            <text:p>Требования поля email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ID</text:p>
          </table:table-cell>
          <table:table-cell table:style-name="ce2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1</text:p>
          </table:table-cell>
          <table:table-cell table:style-name="ce14" office:value-type="string" calcext:value-type="string">
            <text:p>Введенный email должен быть уникальным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24" office:value-type="string" calcext:value-type="string">
            <text:p>Допустимое количество вводимых символов пользователем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1</text:p>
          </table:table-cell>
          <table:table-cell table:style-name="ce25" office:value-type="string" calcext:value-type="string">
            <text:p>До @ : 4-32 (включительно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2/2</text:p>
          </table:table-cell>
          <table:table-cell table:style-name="ce25" office:value-type="string" calcext:value-type="string">
            <text:p>В доменной части (до точки) : 2-24 <text:s/>(включительно)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E-2/3</text:p>
          </table:table-cell>
          <table:table-cell table:style-name="ce26" office:value-type="string" calcext:value-type="string">
            <text:p><text:span text:style-name="T8">В доменной зоне (после посл. Точки) : 2-16  (включительно)</text:span></text:p>
            <text:p/>
          </table:table-cell>
          <table:table-cell table:number-columns-repeated="1022"/>
        </table:table-row>
        <table:table-row table:style-name="ro1">
          <table:table-cell table:style-name="ce16"/>
          <table:table-cell table:style-name="ce30" office:value-type="string" calcext:value-type="string">
            <text:p>Допустимые вводимые символы <text:span text:style-name="T14">до последней точки: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1</text:p>
          </table:table-cell>
          <table:table-cell table:style-name="ce31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2</text:p>
          </table:table-cell>
          <table:table-cell table:style-name="ce31" office:value-type="string" calcext:value-type="string">
            <text:p><text:span text:style-name="T8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3/3</text:p>
          </table:table-cell>
          <table:table-cell table:style-name="ce31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24" office:value-type="string" calcext:value-type="string">
            <text:p>Допустимые вводимые символы <text:span text:style-name="T14">в доменной зоне: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4/1</text:p>
          </table:table-cell>
          <table:table-cell table:style-name="ce26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30" office:value-type="string" calcext:value-type="string">
            <text:p>Допустимые вводимые символы <text:span text:style-name="T15">после последней точки </text:span><text:span text:style-name="T14">: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E-5/1</text:p>
          </table:table-cell>
          <table:table-cell table:style-name="ce32" office:value-type="string" calcext:value-type="string">
            <text:p>Пользователь может ввести только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6</text:p>
          </table:table-cell>
          <table:table-cell table:style-name="ce13" office:value-type="string" calcext:value-type="string">
            <text:p>Количество доменных зон неограничено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7</text:p>
          </table:table-cell>
          <table:table-cell table:style-name="ce16" office:value-type="string" calcext:value-type="string">
            <text:p>Поле является нерегистрозависимым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8</text:p>
          </table:table-cell>
          <table:table-cell table:style-name="ce13" office:value-type="string" calcext:value-type="string">
            <text:p>Наименование поля — Email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E-9</text:p>
          </table:table-cell>
          <table:table-cell table:style-name="ce2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-10</text:p>
          </table:table-cell>
          <table:table-cell table:style-name="ce13" office:value-type="string" calcext:value-type="string">
            <text:p>Placeholder поля — Email.</text:p>
          </table:table-cell>
          <table:table-cell table:number-columns-repeated="1022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table:style-name="ce10"/>
          <table:table-cell table:style-name="ce21" office:value-type="string" calcext:value-type="string">
            <text:p>Требования поля password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2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P-1</text:p>
          </table:table-cell>
          <table:table-cell table:style-name="ce16" office:value-type="string" calcext:value-type="string">
            <text:p>Допустимое количество вводимых символов пользователем: 6-16 (включительно)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24" office:value-type="string" calcext:value-type="string">
            <text:p>Допустимые вводимые символы: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1</text:p>
          </table:table-cell>
          <table:table-cell table:style-name="ce25" office:value-type="string" calcext:value-type="string">
            <text:p>Пользователь может вводить в поле латинские символы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2</text:p>
          </table:table-cell>
          <table:table-cell table:style-name="ce25" office:value-type="string" calcext:value-type="string">
            <text:p><text:span text:style-name="T8">Пользователь может вводить в поле а</text:span><text:span text:style-name="T11">рабские цифры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2/3</text:p>
          </table:table-cell>
          <table:table-cell table:style-name="ce25" office:value-type="string" calcext:value-type="string">
            <text:p>Пользователь может вводить в поле спец.символы: одна @ («собака»)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30" office:value-type="string" calcext:value-type="string">
            <text:p>Валидация пароля (обязательные условия ввода):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1</text:p>
          </table:table-cell>
          <table:table-cell table:style-name="ce31" office:value-type="string" calcext:value-type="string">
            <text:p>Не меньше одной заглавной букв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2</text:p>
          </table:table-cell>
          <table:table-cell table:style-name="ce31" office:value-type="string" calcext:value-type="string">
            <text:p>Не меньше одной цифры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Р-3/3</text:p>
          </table:table-cell>
          <table:table-cell table:style-name="ce32" office:value-type="string" calcext:value-type="string">
            <text:p>Обязательный ввод одной @ («собака»)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4</text:p>
          </table:table-cell>
          <table:table-cell table:style-name="ce13" office:value-type="string" calcext:value-type="string">
            <text:p>Наименование поля — Password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P-5</text:p>
          </table:table-cell>
          <table:table-cell table:style-name="ce28" office:value-type="string" calcext:value-type="string">
            <text:p>Цвет шрифта Placeholder - <text:s/>серый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P-6</text:p>
          </table:table-cell>
          <table:table-cell table:style-name="ce13" office:value-type="string" calcext:value-type="string">
            <text:p>Placeholder поля — Password.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29"/>
          <table:table-cell table:number-columns-repeated="1022"/>
        </table:table-row>
        <table:table-row table:style-name="ro1">
          <table:table-cell table:style-name="ce10"/>
          <table:table-cell table:style-name="ce21" office:value-type="string" calcext:value-type="string">
            <text:p>Требования кнопки Submit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ID</text:p>
          </table:table-cell>
          <table:table-cell table:style-name="ce12" office:value-type="string" calcext:value-type="string">
            <text:p>Описание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1</text:p>
          </table:table-cell>
          <table:table-cell table:style-name="ce16" office:value-type="string" calcext:value-type="string">
            <text:p>Выравнивниее назва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2</text:p>
          </table:table-cell>
          <table:table-cell table:style-name="ce13" office:value-type="string" calcext:value-type="string">
            <text:p>Выравнивание положения кнопки по центру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3</text:p>
          </table:table-cell>
          <table:table-cell table:style-name="ce14" office:value-type="string" calcext:value-type="string">
            <text:p>Текст на кнопке Submit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30" office:value-type="string" calcext:value-type="string">
            <text:p>Цвет кнопки в разных состояниях: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4/1</text:p>
          </table:table-cell>
          <table:table-cell table:style-name="ce31" office:value-type="string" calcext:value-type="string">
            <text:p><text:span text:style-name="T16">В состоянии покоя — </text:span><text:span text:style-name="T17">светло-зеленый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4/2</text:p>
          </table:table-cell>
          <table:table-cell table:style-name="ce31" office:value-type="string" calcext:value-type="string">
            <text:p><text:span text:style-name="T18">При наведении курсора —</text:span><text:span text:style-name="T19">зеленый</text:span>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B-4/3</text:p>
          </table:table-cell>
          <table:table-cell table:style-name="ce32" office:value-type="string" calcext:value-type="string">
            <text:p><text:span text:style-name="T18">При нажатии на нёё — </text:span><text:span text:style-name="T20">темно-зеленый</text:span>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5</text:p>
          </table:table-cell>
          <table:table-cell table:style-name="ce13" office:value-type="string" calcext:value-type="string">
            <text:p>При нажатии на кнопку и задержки её, скрипт не должен запускаться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6</text:p>
          </table:table-cell>
          <table:table-cell table:style-name="ce14" office:value-type="string" calcext:value-type="string">
            <text:p>Кнопка расшриется при увелечинии вводимых символов в её название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B-7</text:p>
          </table:table-cell>
          <table:table-cell table:style-name="ce13" office:value-type="string" calcext:value-type="string">
            <text:p>Кнопка должна иметь вид квадрата</text:p>
          </table:table-cell>
          <table:table-cell table:number-columns-repeated="1022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list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Требования.A1:Требования.B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0">00.00.0000</text:date>, <text:time style:data-style-name="N2" text:time-value="11:43:28.172909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13:40:33.283143948</meta:creation-date>
    <dc:date>2022-04-10T18:43:08.306637101</dc:date>
    <meta:editing-duration>PT5H51M37S</meta:editing-duration>
    <meta:editing-cycles>46</meta:editing-cycles>
    <meta:generator>LibreOffice/7.3.2.2$Linux_X86_64 LibreOffice_project/30$Build-2</meta:generator>
    <meta:document-statistic meta:table-count="2" meta:cell-count="166" meta:object-count="0"/>
  </office:meta>
</office:document-meta>
</file>